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300" calcext:value-type="float">
            <text:p>300</text:p>
          </table:table-cell>
          <table:table-cell table:formula="of:=SUM([.$B$2:.$B27])" office:value-type="float" office:value="51150" calcext:value-type="float">
            <text:p>51150</text:p>
          </table:table-cell>
          <table:table-cell table:style-name="ce2" table:formula="of:=AVERAGE([.$B$2:.$B27])" office:value-type="float" office:value="1967.30769230769" calcext:value-type="float">
            <text:p>1967.3</text:p>
          </table:table-cell>
          <table:table-cell office:value-type="string" calcext:value-type="string">
            <text:p>Third chapter first review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53350" calcext:value-type="float">
            <text:p>53350</text:p>
          </table:table-cell>
          <table:table-cell table:style-name="ce2" table:formula="of:=AVERAGE([.$B$2:.$B28])" office:value-type="float" office:value="1975.92592592593" calcext:value-type="float">
            <text:p>1975.9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53350" calcext:value-type="float">
            <text:p>53350</text:p>
          </table:table-cell>
          <table:table-cell table:style-name="ce2" table:formula="of:=AVERAGE([.$B$2:.$B29])" office:value-type="float" office:value="1905.35714285714" calcext:value-type="float">
            <text:p>1905.4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53350" calcext:value-type="float">
            <text:p>53350</text:p>
          </table:table-cell>
          <table:table-cell table:style-name="ce2" table:formula="of:=AVERAGE([.$B$2:.$B30])" office:value-type="float" office:value="1839.65517241379" calcext:value-type="float">
            <text:p>1839.7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53350" calcext:value-type="float">
            <text:p>53350</text:p>
          </table:table-cell>
          <table:table-cell table:style-name="ce2" table:formula="of:=AVERAGE([.$B$2:.$B31])" office:value-type="float" office:value="1778.33333333333" calcext:value-type="float">
            <text:p>1778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53350" calcext:value-type="float">
            <text:p>53350</text:p>
          </table:table-cell>
          <table:table-cell table:style-name="ce2" table:formula="of:=AVERAGE([.$B$2:.$B32])" office:value-type="float" office:value="1720.96774193548" calcext:value-type="float">
            <text:p>1721.0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53350" calcext:value-type="float">
            <text:p>53350</text:p>
          </table:table-cell>
          <table:table-cell table:style-name="ce2" table:formula="of:=AVERAGE([.$B$2:.$B33])" office:value-type="float" office:value="1667.1875" calcext:value-type="float">
            <text:p>1667.2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53350" calcext:value-type="float">
            <text:p>53350</text:p>
          </table:table-cell>
          <table:table-cell table:style-name="ce2" table:formula="of:=AVERAGE([.$B$2:.$B34])" office:value-type="float" office:value="1616.66666666667" calcext:value-type="float">
            <text:p>1616.7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53350" calcext:value-type="float">
            <text:p>53350</text:p>
          </table:table-cell>
          <table:table-cell table:style-name="ce2" table:formula="of:=AVERAGE([.$B$2:.$B35])" office:value-type="float" office:value="1569.11764705882" calcext:value-type="float">
            <text:p>1569.1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53350" calcext:value-type="float">
            <text:p>53350</text:p>
          </table:table-cell>
          <table:table-cell table:style-name="ce2" table:formula="of:=AVERAGE([.$B$2:.$B36])" office:value-type="float" office:value="1524.28571428571" calcext:value-type="float">
            <text:p>152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53350" calcext:value-type="float">
            <text:p>53350</text:p>
          </table:table-cell>
          <table:table-cell table:style-name="ce2" table:formula="of:=AVERAGE([.$B$2:.$B37])" office:value-type="float" office:value="1481.94444444444" calcext:value-type="float">
            <text:p>1481.9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53350" calcext:value-type="float">
            <text:p>53350</text:p>
          </table:table-cell>
          <table:table-cell table:style-name="ce2" table:formula="of:=AVERAGE([.$B$2:.$B38])" office:value-type="float" office:value="1441.89189189189" calcext:value-type="float">
            <text:p>1441.9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53350" calcext:value-type="float">
            <text:p>53350</text:p>
          </table:table-cell>
          <table:table-cell table:style-name="ce2" table:formula="of:=AVERAGE([.$B$2:.$B39])" office:value-type="float" office:value="1403.94736842105" calcext:value-type="float">
            <text:p>1403.9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53350" calcext:value-type="float">
            <text:p>53350</text:p>
          </table:table-cell>
          <table:table-cell table:style-name="ce2" table:formula="of:=AVERAGE([.$B$2:.$B40])" office:value-type="float" office:value="1367.94871794872" calcext:value-type="float">
            <text:p>1367.9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53350" calcext:value-type="float">
            <text:p>53350</text:p>
          </table:table-cell>
          <table:table-cell table:style-name="ce2" table:formula="of:=AVERAGE([.$B$2:.$B41])" office:value-type="float" office:value="1333.75" calcext:value-type="float">
            <text:p>1333.8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53350" calcext:value-type="float">
            <text:p>53350</text:p>
          </table:table-cell>
          <table:table-cell table:style-name="ce2" table:formula="of:=AVERAGE([.$B$2:.$B42])" office:value-type="float" office:value="1301.21951219512" calcext:value-type="float">
            <text:p>1301.2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53350" calcext:value-type="float">
            <text:p>53350</text:p>
          </table:table-cell>
          <table:table-cell table:style-name="ce2" table:formula="of:=AVERAGE([.$B$2:.$B43])" office:value-type="float" office:value="1270.2380952381" calcext:value-type="float">
            <text:p>1270.2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53350" calcext:value-type="float">
            <text:p>53350</text:p>
          </table:table-cell>
          <table:table-cell table:style-name="ce2" table:formula="of:=AVERAGE([.$B$2:.$B44])" office:value-type="float" office:value="1240.6976744186" calcext:value-type="float">
            <text:p>1240.7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53350" calcext:value-type="float">
            <text:p>53350</text:p>
          </table:table-cell>
          <table:table-cell table:style-name="ce2" table:formula="of:=AVERAGE([.$B$2:.$B45])" office:value-type="float" office:value="1212.5" calcext:value-type="float">
            <text:p>1212.5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53350" calcext:value-type="float">
            <text:p>53350</text:p>
          </table:table-cell>
          <table:table-cell table:style-name="ce2" table:formula="of:=AVERAGE([.$B$2:.$B46])" office:value-type="float" office:value="1185.55555555556" calcext:value-type="float">
            <text:p>1185.6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53350" calcext:value-type="float">
            <text:p>53350</text:p>
          </table:table-cell>
          <table:table-cell table:style-name="ce2" table:formula="of:=AVERAGE([.$B$2:.$B47])" office:value-type="float" office:value="1159.78260869565" calcext:value-type="float">
            <text:p>1159.8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1:18:33.368231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02T21:18:48.032307904</dc:date>
    <meta:editing-duration>PT6H10M7S</meta:editing-duration>
    <meta:editing-cycles>19</meta:editing-cycles>
    <meta:generator>LibreOffice/5.1.6.2$Linux_X86_64 LibreOffice_project/1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967.30769230769">
                <text:p>1967.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975.92592592593">
                <text:p>1975.92592592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05.35714285714">
                <text:p>1905.3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39.65517241379">
                <text:p>1839.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78.33333333333">
                <text:p>1778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720.96774193548">
                <text:p>1720.96774193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667.1875">
                <text:p>1667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616.66666666667">
                <text:p>1616.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69.11764705882">
                <text:p>1569.11764705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24.28571428571">
                <text:p>152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481.94444444444">
                <text:p>1481.9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441.89189189189">
                <text:p>1441.89189189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03.94736842105">
                <text:p>1403.9473684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367.94871794872">
                <text:p>1367.94871794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333.75">
                <text:p>1333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01.21951219512">
                <text:p>1301.21951219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70.2380952381">
                <text:p>1270.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40.6976744186">
                <text:p>1240.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12.5">
                <text:p>121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185.55555555556">
                <text:p>1185.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59.78260869565">
                <text:p>1159.78260869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